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 Narrow" svg:font-family="'Arial Narrow'" style:font-adornments="Bold Italic"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graphic-properties style:writing-mode="lr-tb" loext:decorative="false"/>
    </style:style>
    <style:style style:name="gr2" style:family="graphic" style:parent-style-name="standard" style:list-style-name="L2">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 style:family="graphic">
      <style:graphic-properties loext:decorative="false"/>
    </style:style>
    <style:style style:name="gr4" style:family="graphic" style:parent-style-name="standard" style:list-style-name="L2">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6cm" fo:padding-bottom="0.06cm" fo:padding-left="0.185cm" fo:padding-right="0.1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 style:family="graphic" style:parent-style-name="standard" style:list-style-name="L2">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6cm" fo:padding-bottom="0.06cm" fo:padding-left="0.185cm" fo:padding-right="0.1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 style:family="graphic" style:parent-style-name="standard" style:list-style-name="L2">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 style:family="graphic" style:parent-style-name="standard" style:list-style-name="L2">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 style:family="graphic" style:parent-style-name="standard" style:list-style-name="L2">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 style:family="graphic" style:parent-style-name="standard">
      <style:graphic-properties draw:textarea-horizontal-align="center" draw:textarea-vertical-align="middle" loext:decorative="false"/>
    </style:style>
    <style:style style:name="gr17" style:family="graphic" style:parent-style-name="standard" style:list-style-name="L2">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 style:family="graphic" style:parent-style-name="standard" style:list-style-name="L2">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6cm" fo:padding-bottom="0.06cm" fo:padding-left="0.185cm" fo:padding-right="0.1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 style:family="graphic" style:parent-style-name="standard" style:list-style-name="L2">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6cm" fo:padding-bottom="0.06cm" fo:padding-left="0.185cm" fo:padding-right="0.1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 style:family="graphic" style:parent-style-name="standard" style:list-style-name="L2">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 style:family="graphic" style:parent-style-name="objectwithoutfill">
      <style:graphic-properties draw:fill="none" draw:textarea-vertical-align="middle" loext:decorative="false"/>
    </style:style>
    <style:style style:name="gr32" style:family="graphic" style:parent-style-name="standard" style:list-style-name="L2">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 style:family="graphic" style:parent-style-name="standard" style:list-style-name="L2">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6cm" fo:padding-bottom="0.06cm" fo:padding-left="0.185cm" fo:padding-right="0.1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 style:family="graphic" style:parent-style-name="standard" style:list-style-name="L2">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6cm" fo:padding-bottom="0.06cm" fo:padding-left="0.185cm" fo:padding-right="0.1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 style:family="graphic" style:parent-style-name="standard" style:list-style-name="L2">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8"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 style:family="graphic" style:parent-style-name="standard" style:list-style-name="L2">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 style:family="graphic" style:parent-style-name="standard" style:list-style-name="L2">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5" style:family="graphic" style:parent-style-name="standard" style:list-style-name="L2">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6" style:family="graphic" style:parent-style-name="standard" style:list-style-name="L2">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7" style:family="graphic" style:parent-style-name="standard" style:list-style-name="L2">
      <style:graphic-properties draw:stroke="solid" svg:stroke-width="0.07cm" svg:stroke-color="#ffffff" draw:marker-start="" draw:marker-start-width="0.305cm" draw:marker-start-center="false" draw:marker-end="" draw:marker-end-width="0.305cm" draw:marker-end-center="false" draw:fill="solid" draw:fill-color="#7f7f7f" draw:textarea-horizontal-align="justify" draw:textarea-vertical-align="middle" draw:auto-grow-height="false" fo:padding-top="0.135cm" fo:padding-bottom="0.135cm" fo:padding-left="0.26cm" fo:padding-right="0.26cm" fo:wrap-option="wrap" draw:shadow="hidden" draw:shadow-offset-x="0.2cm" draw:shadow-offset-y="0.2cm" draw:shadow-color="#808080" loext:decorative="false"/>
    </style:style>
    <style:style style:name="gr48" style:family="graphic" style:parent-style-name="standard" style:list-style-name="L2">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9" style:family="graphic" style:parent-style-name="standard" style:list-style-name="L2">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0" style:family="graphic" style:parent-style-name="standard" style:list-style-name="L2">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1" style:family="graphic" style:parent-style-name="standard" style:list-style-name="L2">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2" style:family="graphic" style:parent-style-name="standard" style:list-style-name="L2">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3"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4"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5"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6"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7"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8"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9"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0"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1"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2"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3"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4"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5"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6"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7"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8"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9"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0"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1"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2"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3"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4"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5"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6"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7"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8"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9"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0"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1"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2"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3"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4"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5"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6"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7"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8"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9" style:family="graphic" style:parent-style-name="standard" style:list-style-name="L2">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0"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1" style:family="graphic" style:parent-style-name="standard" style:list-style-name="L2">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2"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3" style:family="graphic" style:parent-style-name="standard" style:list-style-name="L2">
      <style:graphic-properties draw:stroke="solid" draw:stroke-dash="Dashed_20__28_var_29__20_2" svg:stroke-width="0.07cm" svg:stroke-color="#e5e5e5"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1cm" fo:padding-bottom="0.11cm" fo:padding-left="0.235cm" fo:padding-right="0.23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4" style:family="graphic" style:parent-style-name="standard" style:list-style-name="L2">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5" style:family="graphic" style:parent-style-name="standard" style:list-style-name="L2">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6" style:family="graphic" style:parent-style-name="standard" style:list-style-name="L2">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7" style:family="graphic" style:parent-style-name="standard" style:list-style-name="L2">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8"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9" style:family="graphic" style:parent-style-name="standard" style:list-style-name="L2">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0" style:family="graphic" style:parent-style-name="standard" style:list-style-name="L2">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1" style:family="graphic" style:parent-style-name="standard" style:list-style-name="L2">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1cm" fo:padding-bottom="0.11cm" fo:padding-left="0.235cm" fo:padding-right="0.23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2" style:family="graphic" style:parent-style-name="standard" style:list-style-name="L2">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1cm" fo:padding-bottom="0.11cm" fo:padding-left="0.235cm" fo:padding-right="0.23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3" style:family="graphic" style:parent-style-name="standard" style:list-style-name="L2">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1cm" fo:padding-bottom="0.11cm" fo:padding-left="0.235cm" fo:padding-right="0.23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4" style:family="graphic" style:parent-style-name="standard" style:list-style-name="L2">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1cm" fo:padding-bottom="0.11cm" fo:padding-left="0.235cm" fo:padding-right="0.23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5" style:family="graphic" style:parent-style-name="standard" style:list-style-name="L2">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6" style:family="graphic" style:parent-style-name="standard" style:list-style-name="L2">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6cm" fo:padding-bottom="0.06cm" fo:padding-left="0.185cm" fo:padding-right="0.1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7" style:family="graphic" style:parent-style-name="standard" style:list-style-name="L2">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6cm" fo:padding-bottom="0.06cm" fo:padding-left="0.185cm" fo:padding-right="0.1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8" style:family="graphic" style:parent-style-name="standard" style:list-style-name="L2">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9"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0"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1"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2"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3"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4"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5"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6"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7"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8" style:family="graphic" style:parent-style-name="standard" style:list-style-name="L2">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6cm" fo:padding-bottom="0.16cm" fo:padding-left="0.285cm" fo:padding-right="0.28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9" style:family="graphic" style:parent-style-name="standard" style:list-style-name="L2">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1.185cm" fo:min-width="1.376cm" fo:padding-top="0.11cm" fo:padding-bottom="0.11cm" fo:padding-left="0.235cm" fo:padding-right="0.235cm" fo:wrap-option="no-wrap" draw:shadow="hidden" draw:shadow-offset-x="0.2cm" draw:shadow-offset-y="0.2cm" draw:shadow-color="#808080" style:writing-mode="lr-tb" loext:decorative="false"/>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false" fo:min-height="0.826cm" fo:min-width="0cm" loext:decorative="false"/>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false" fo:min-height="1.101cm" fo:min-width="0cm" loext:decorative="false"/>
      <style:paragraph-properties style:writing-mode="lr-tb"/>
    </style:style>
    <style:style style:name="P1" style:family="paragraph">
      <loext:graphic-properties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style:paragraph-properties fo:text-align="center"/>
    </style:style>
    <style:style style:name="P8"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none"/>
      <style:paragraph-properties fo:text-align="center"/>
    </style:style>
    <style:style style:name="P10"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微软雅黑"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none" draw:fill-color="#cfe7f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微软雅黑"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7" style:family="paragraph">
      <loext:graphic-properties draw:fill="gradient" draw:fill-color="#cfe7f5" draw:fill-gradient-name="VRT_20_Dark_20_Axial_20_V"/>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微软雅黑"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8" style:family="paragraph">
      <loext:graphic-properties draw:fill="none" draw:fill-color="#ffffff"/>
      <style:text-properties fo:font-size="9pt" style:font-size-asian="9pt" style:font-size-complex="9pt"/>
    </style:style>
    <style:style style:name="P19" style:family="paragraph">
      <style:paragraph-properties fo:text-align="end"/>
    </style:style>
    <style:style style:name="P20" style:family="paragraph">
      <loext:graphic-properties draw:fill="none" draw:fill-color="#ffffff"/>
      <style:paragraph-properties fo:text-align="end"/>
      <style:text-properties fo:font-size="9pt" style:font-size-asian="9pt" style:font-size-complex="9pt"/>
    </style:style>
    <style:style style:name="P21" style:family="paragraph">
      <style:paragraph-properties fo:text-align="start"/>
    </style:style>
    <style:style style:name="P22" style:family="paragraph">
      <loext:graphic-properties draw:fill="none" draw:fill-color="#ffffff"/>
      <style:paragraph-properties fo:text-align="start"/>
      <style:text-properties fo:font-size="9pt" style:font-size-asian="9pt" style:font-size-complex="9pt"/>
    </style:style>
    <style:style style:name="T1" style:family="text">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微软雅黑"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T2" style:family="text">
      <style:text-properties fo:font-size="7pt" style:font-size-asian="7pt" style:font-size-complex="7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style-name="gr1" xml:id="id1" draw:id="id1">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2" draw:text-style-name="P1" draw:layer="layout" svg:width="1.649cm" svg:height="1.028cm" svg:x="25.02cm" svg:y="3.072cm" svg:viewBox="0 0 1650 1029" svg:d="M1 1029c444 0 1601-232 1645-566 45-334-367-463-489-463 0 77-1200 463-1156 1029z">
            <text:p/>
          </draw:path>
          <draw:g draw:style-name="gr3">
            <draw:polygon draw:style-name="gr4" draw:text-style-name="P2" draw:layer="layout" svg:width="0.889cm" svg:height="2.34cm" svg:x="24.13cm" svg:y="1.786cm" svg:viewBox="0 0 890 2341" draw:points="0,1826 0,0 890,514 890,2341">
              <text:p/>
            </draw:polygon>
            <draw:polygon draw:style-name="gr5" draw:text-style-name="P3" draw:layer="layout" svg:width="1.334cm" svg:height="2.571cm" svg:x="25.02cm" svg:y="1.529cm" svg:viewBox="0 0 1335 2572" draw:points="0,2572 0,772 1335,0 1335,1801">
              <text:p/>
            </draw:polygon>
            <draw:polygon draw:style-name="gr6" draw:text-style-name="P4" draw:layer="layout" svg:width="2.224cm" svg:height="1.285cm" svg:x="24.13cm" svg:y="1.015cm" svg:viewBox="0 0 2225 1286" draw:points="890,1286 0,772 1335,0 2225,514">
              <text:p/>
            </draw:polygon>
            <draw:polygon draw:style-name="gr7" draw:text-style-name="P5" draw:layer="layout" svg:width="2.224cm" svg:height="3.086cm" svg:x="24.13cm" svg:y="1.015cm" svg:viewBox="0 0 2225 3087" draw:points="0,2572 0,772 1335,0 2225,514 2225,2315 890,3087">
              <text:p/>
            </draw:polygon>
            <draw:line draw:style-name="gr8" draw:text-style-name="P5" draw:layer="layout" svg:x1="24.931cm" svg:y1="3.613cm" svg:x2="24.219cm" svg:y2="3.201cm">
              <text:p/>
            </draw:line>
            <draw:line draw:style-name="gr9" draw:text-style-name="P5" draw:layer="layout" svg:x1="24.931cm" svg:y1="3.819cm" svg:x2="24.219cm" svg:y2="3.407cm">
              <text:p/>
            </draw:line>
            <draw:line draw:style-name="gr10" draw:text-style-name="P5" draw:layer="layout" svg:x1="24.931cm" svg:y1="3.716cm" svg:x2="24.219cm" svg:y2="3.304cm">
              <text:p/>
            </draw:line>
            <draw:line draw:style-name="gr11" draw:text-style-name="P5" draw:layer="layout" svg:x1="24.935cm" svg:y1="2.574cm" svg:x2="24.223cm" svg:y2="2.162cm">
              <text:p/>
            </draw:line>
            <draw:line draw:style-name="gr12" draw:text-style-name="P5" draw:layer="layout" svg:x1="24.219cm" svg:y1="2.069cm" svg:x2="24.219cm" svg:y2="2.172cm">
              <text:p/>
            </draw:line>
            <draw:line draw:style-name="gr13" draw:text-style-name="P5" draw:layer="layout" svg:x1="24.931cm" svg:y1="2.481cm" svg:x2="24.931cm" svg:y2="2.584cm">
              <text:p/>
            </draw:line>
            <draw:line draw:style-name="gr14" draw:text-style-name="P5" draw:layer="layout" svg:x1="24.931cm" svg:y1="2.481cm" svg:x2="24.219cm" svg:y2="2.069cm">
              <text:p/>
            </draw:line>
            <draw:polygon draw:style-name="gr15" draw:text-style-name="P6" draw:layer="layout" svg:width="0.088cm" svg:height="0.153cm" svg:x="24.486cm" svg:y="2.944cm" svg:viewBox="0 0 89 154" draw:points="0,103 0,0 89,51 89,154">
              <text:p/>
            </draw:polygon>
          </draw:g>
        </draw:g>
        <draw:connector draw:style-name="gr16" draw:text-style-name="P7" draw:layer="layout" draw:type="line" svg:x1="24.13cm" svg:y1="2.571cm" svg:x2="20.32cm" svg:y2="2.587cm" draw:start-shape="id1" draw:start-glue-point="3" draw:end-shape="id2" draw:end-glue-point="21" svg:d="M24130 2571l-3810 16" svg:viewBox="0 0 3811 17">
          <text:p/>
        </draw:connector>
        <draw:g draw:style-name="gr1" xml:id="id2" draw:id="id2">
          <draw:glue-point draw:id="4" svg:x="-2.142cm" svg:y="-5cm"/>
          <draw:glue-point draw:id="5" svg:x="4.143cm" svg:y="1.5cm"/>
          <draw:glue-point draw:id="6" svg:x="1.286cm" svg:y="5cm"/>
          <draw:glue-point draw:id="7" svg:x="-4.999cm" svg:y="-1.5cm"/>
          <draw:glue-point draw:id="8" svg:x="-2.427cm" svg:y="1.75cm"/>
          <draw:glue-point draw:id="9" svg:x="-4.427cm" svg:y="-0.75cm"/>
          <draw:glue-point draw:id="10" svg:x="-3.856cm" svg:y="-0.25cm"/>
          <draw:glue-point draw:id="11" svg:x="-3.284cm" svg:y="0.25cm"/>
          <draw:glue-point draw:id="12" svg:x="-2.713cm" svg:y="0.75cm"/>
          <draw:glue-point draw:id="13" svg:x="-2.142cm" svg:y="1.25cm"/>
          <draw:glue-point draw:id="14" svg:x="-1.57cm" svg:y="1.75cm"/>
          <draw:glue-point draw:id="15" svg:x="-0.999cm" svg:y="2.25cm"/>
          <draw:glue-point draw:id="16" svg:x="-0.427cm" svg:y="2.75cm"/>
          <draw:glue-point draw:id="17" svg:x="4.143cm" svg:y="0.5cm"/>
          <draw:glue-point draw:id="18" svg:x="1cm" svg:y="-2.25cm"/>
          <draw:glue-point draw:id="19" svg:x="-3.57cm" svg:y="-3.75cm"/>
          <draw:glue-point draw:id="20" svg:x="-4.999cm" svg:y="-2.5cm"/>
          <draw:glue-point draw:id="21" svg:x="-4.999cm" svg:y="-0.5cm"/>
          <draw:glue-point draw:id="22" svg:x="3cm" svg:y="3.5cm"/>
          <draw:path draw:style-name="gr17" draw:text-style-name="P1" draw:layer="layout" svg:width="1.249cm" svg:height="0.833cm" svg:x="22.435cm" svg:y="2.976cm" svg:viewBox="0 0 1250 834" svg:d="M0 834c264 0 1250-278 1250-501 0-222-25-333-289-333 0 167-961 611-961 834z">
            <text:p/>
          </draw:path>
          <draw:g draw:style-name="gr3">
            <draw:polygon draw:style-name="gr18" draw:text-style-name="P2" draw:layer="layout" svg:width="2.114cm" svg:height="1.666cm" svg:x="20.32cm" svg:y="2.143cm" svg:viewBox="0 0 2115 1667" draw:points="0,445 0,0 2115,1223 2115,1667">
              <text:p/>
            </draw:polygon>
            <draw:polygon draw:style-name="gr19" draw:text-style-name="P3" draw:layer="layout" svg:width="0.96cm" svg:height="0.999cm" svg:x="22.435cm" svg:y="2.81cm" svg:viewBox="0 0 961 1000" draw:points="0,1000 0,556 961,0 961,445">
              <text:p/>
            </draw:polygon>
            <draw:polygon draw:style-name="gr20" draw:text-style-name="P4" draw:layer="layout" svg:width="3.076cm" svg:height="1.777cm" svg:x="20.32cm" svg:y="1.587cm" svg:viewBox="0 0 3077 1778" draw:points="2115,1778 0,556 961,0 3077,1223">
              <text:p/>
            </draw:polygon>
            <draw:polygon draw:style-name="gr21" draw:text-style-name="P6" draw:layer="layout" svg:width="0.191cm" svg:height="0.332cm" svg:x="22.147cm" svg:y="3.31cm" svg:viewBox="0 0 192 333" draw:points="0,222 0,0 192,111 192,333">
              <text:p/>
            </draw:polygon>
            <draw:polygon draw:style-name="gr22" draw:text-style-name="P5" draw:layer="layout" svg:width="3.076cm" svg:height="2.222cm" svg:x="20.32cm" svg:y="1.587cm" svg:viewBox="0 0 3077 2223" draw:points="0,1000 0,556 961,0 3077,1223 3077,1667 2115,2223">
              <text:p/>
            </draw:polygon>
            <draw:polygon draw:style-name="gr23" draw:text-style-name="P8" draw:layer="layout" svg:width="0.095cm" svg:height="0.166cm" svg:x="20.512cm" svg:y="2.421cm" svg:viewBox="0 0 96 167" draw:points="0,111 0,0 96,56 96,167">
              <text:p/>
            </draw:polygon>
            <draw:polygon draw:style-name="gr24" draw:text-style-name="P8" draw:layer="layout" svg:width="0.095cm" svg:height="0.166cm" svg:x="20.705cm" svg:y="2.532cm" svg:viewBox="0 0 96 167" draw:points="0,111 0,0 96,56 96,167">
              <text:p/>
            </draw:polygon>
            <draw:polygon draw:style-name="gr25" draw:text-style-name="P8" draw:layer="layout" svg:width="0.095cm" svg:height="0.166cm" svg:x="20.897cm" svg:y="2.643cm" svg:viewBox="0 0 96 167" draw:points="0,111 0,0 96,56 96,167">
              <text:p/>
            </draw:polygon>
            <draw:polygon draw:style-name="gr26" draw:text-style-name="P8" draw:layer="layout" svg:width="0.095cm" svg:height="0.166cm" svg:x="21.089cm" svg:y="2.754cm" svg:viewBox="0 0 96 167" draw:points="0,111 0,0 96,56 96,167">
              <text:p/>
            </draw:polygon>
            <draw:polygon draw:style-name="gr27" draw:text-style-name="P8" draw:layer="layout" svg:width="0.095cm" svg:height="0.166cm" svg:x="21.281cm" svg:y="2.865cm" svg:viewBox="0 0 96 167" draw:points="0,111 0,0 96,56 96,167">
              <text:p/>
            </draw:polygon>
            <draw:polygon draw:style-name="gr28" draw:text-style-name="P8" draw:layer="layout" svg:width="0.095cm" svg:height="0.166cm" svg:x="21.474cm" svg:y="2.976cm" svg:viewBox="0 0 96 167" draw:points="0,111 0,0 96,56 96,167">
              <text:p/>
            </draw:polygon>
            <draw:polygon draw:style-name="gr29" draw:text-style-name="P8" draw:layer="layout" svg:width="0.095cm" svg:height="0.166cm" svg:x="21.666cm" svg:y="3.088cm" svg:viewBox="0 0 96 167" draw:points="0,111 0,0 96,56 96,167">
              <text:p/>
            </draw:polygon>
            <draw:polygon draw:style-name="gr30" draw:text-style-name="P8" draw:layer="layout" svg:width="0.095cm" svg:height="0.166cm" svg:x="21.858cm" svg:y="3.199cm" svg:viewBox="0 0 96 167" draw:points="0,111 0,0 96,56 96,167">
              <text:p/>
            </draw:polygon>
          </draw:g>
        </draw:g>
        <draw:connector draw:style-name="gr31" draw:text-style-name="P9" draw:layer="layout" draw:type="line" svg:x1="20.32cm" svg:y1="2.587cm" svg:x2="12.7cm" svg:y2="2.54cm" draw:start-shape="id2" draw:start-glue-point="21" draw:end-shape="id3" draw:end-glue-point="3" svg:d="M20320 2587l-7620-47" svg:viewBox="0 0 7621 48">
          <text:p/>
        </draw:connector>
        <draw:g draw:style-name="gr1" xml:id="id4" draw:id="id4">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32" draw:text-style-name="P1" draw:layer="layout" svg:width="1.649cm" svg:height="1.028cm" svg:x="25.02cm" svg:y="7.772cm" svg:viewBox="0 0 1650 1029" svg:d="M1 1029c444 0 1601-232 1645-566 45-334-367-463-489-463 0 77-1200 463-1156 1029z">
            <text:p/>
          </draw:path>
          <draw:g draw:style-name="gr3">
            <draw:polygon draw:style-name="gr33" draw:text-style-name="P2" draw:layer="layout" svg:width="0.889cm" svg:height="2.34cm" svg:x="24.13cm" svg:y="6.486cm" svg:viewBox="0 0 890 2341" draw:points="0,1826 0,0 890,514 890,2341">
              <text:p/>
            </draw:polygon>
            <draw:polygon draw:style-name="gr34" draw:text-style-name="P3" draw:layer="layout" svg:width="1.334cm" svg:height="2.571cm" svg:x="25.02cm" svg:y="6.229cm" svg:viewBox="0 0 1335 2572" draw:points="0,2572 0,772 1335,0 1335,1801">
              <text:p/>
            </draw:polygon>
            <draw:polygon draw:style-name="gr35" draw:text-style-name="P4" draw:layer="layout" svg:width="2.224cm" svg:height="1.285cm" svg:x="24.13cm" svg:y="5.715cm" svg:viewBox="0 0 2225 1286" draw:points="890,1286 0,772 1335,0 2225,514">
              <text:p/>
            </draw:polygon>
            <draw:polygon draw:style-name="gr36" draw:text-style-name="P5" draw:layer="layout" svg:width="2.224cm" svg:height="3.086cm" svg:x="24.13cm" svg:y="5.715cm" svg:viewBox="0 0 2225 3087" draw:points="0,2572 0,772 1335,0 2225,514 2225,2315 890,3087">
              <text:p/>
            </draw:polygon>
            <draw:line draw:style-name="gr37" draw:text-style-name="P5" draw:layer="layout" svg:x1="24.931cm" svg:y1="8.313cm" svg:x2="24.219cm" svg:y2="7.901cm">
              <text:p/>
            </draw:line>
            <draw:line draw:style-name="gr38" draw:text-style-name="P5" draw:layer="layout" svg:x1="24.931cm" svg:y1="8.519cm" svg:x2="24.219cm" svg:y2="8.107cm">
              <text:p/>
            </draw:line>
            <draw:line draw:style-name="gr39" draw:text-style-name="P5" draw:layer="layout" svg:x1="24.931cm" svg:y1="8.416cm" svg:x2="24.219cm" svg:y2="8.004cm">
              <text:p/>
            </draw:line>
            <draw:line draw:style-name="gr40" draw:text-style-name="P5" draw:layer="layout" svg:x1="24.935cm" svg:y1="7.274cm" svg:x2="24.223cm" svg:y2="6.862cm">
              <text:p/>
            </draw:line>
            <draw:line draw:style-name="gr41" draw:text-style-name="P5" draw:layer="layout" svg:x1="24.219cm" svg:y1="6.769cm" svg:x2="24.219cm" svg:y2="6.872cm">
              <text:p/>
            </draw:line>
            <draw:line draw:style-name="gr42" draw:text-style-name="P5" draw:layer="layout" svg:x1="24.931cm" svg:y1="7.181cm" svg:x2="24.931cm" svg:y2="7.284cm">
              <text:p/>
            </draw:line>
            <draw:line draw:style-name="gr43" draw:text-style-name="P5" draw:layer="layout" svg:x1="24.931cm" svg:y1="7.181cm" svg:x2="24.219cm" svg:y2="6.769cm">
              <text:p/>
            </draw:line>
            <draw:polygon draw:style-name="gr44" draw:text-style-name="P6" draw:layer="layout" svg:width="0.088cm" svg:height="0.153cm" svg:x="24.486cm" svg:y="7.644cm" svg:viewBox="0 0 89 154" draw:points="0,103 0,0 89,51 89,154">
              <text:p/>
            </draw:polygon>
          </draw:g>
        </draw:g>
        <draw:g draw:style-name="gr1" xml:id="id5" draw:id="id5">
          <draw:glue-point draw:id="4" svg:x="3.888cm" svg:y="0.154cm"/>
          <draw:glue-point draw:id="5" svg:x="1.481cm" svg:y="-3.453cm"/>
          <draw:glue-point draw:id="6" svg:x="-5cm" svg:y="2.113cm"/>
          <draw:glue-point draw:id="7" svg:x="0.185cm" svg:y="5cm"/>
          <draw:glue-point draw:id="8" svg:x="3.703cm" svg:y="3.041cm"/>
          <draw:path draw:style-name="gr45" draw:text-style-name="P1" draw:layer="layout" svg:width="1.222cm" svg:height="0.76cm" svg:x="25.446cm" svg:y="12.353cm" svg:viewBox="0 0 1223 761" svg:d="M2 761c129 0 1221-272 1221-516 0-245-294-245-423-245 0 82-845 163-798 761z">
            <text:p/>
          </draw:path>
          <draw:g draw:style-name="gr3">
            <draw:polygon draw:style-name="gr46" draw:text-style-name="P4" draw:layer="layout" svg:width="2.21cm" svg:height="1.277cm" svg:x="24.13cm" svg:y="11.7cm" svg:viewBox="0 0 2211 1278" draw:points="1317,1278 0,517 894,0 2211,761">
              <text:p/>
            </draw:polygon>
            <draw:polygon draw:style-name="gr47" draw:text-style-name="P10" draw:layer="layout" svg:width="1.457cm" svg:height="0.842cm" svg:x="24.647cm" svg:y="11.836cm" svg:viewBox="0 0 1458 843" draw:points="0,218 376,0 1458,625 1082,843">
              <text:p/>
            </draw:polygon>
            <draw:polygon draw:style-name="gr48" draw:text-style-name="P2" draw:layer="layout" svg:width="1.316cm" svg:height="1.957cm" svg:x="25.024cm" svg:y="10.504cm" svg:viewBox="0 0 1317 1958" draw:points="0,1196 0,0 1317,761 1317,1958">
              <text:p/>
            </draw:polygon>
            <draw:polygon draw:style-name="gr49" draw:text-style-name="P11" draw:layer="layout" svg:width="1.222cm" svg:height="1.712cm" svg:x="25.071cm" svg:y="10.585cm" svg:viewBox="0 0 1223 1713" draw:points="0,1006 0,0 1223,707 1223,1713">
              <text:p/>
            </draw:polygon>
            <draw:polygon draw:style-name="gr50" draw:text-style-name="P4" draw:layer="layout" svg:width="1.363cm" svg:height="0.787cm" svg:x="25.024cm" svg:y="10.477cm" svg:viewBox="0 0 1364 788" draw:points="1317,788 0,27 47,0 1364,761">
              <text:p/>
            </draw:polygon>
            <draw:polygon draw:style-name="gr51" draw:text-style-name="P12" draw:layer="layout" svg:width="0.046cm" svg:height="1.223cm" svg:x="26.341cm" svg:y="11.238cm" svg:viewBox="0 0 47 1224" draw:points="0,1224 0,27 47,0 47,1196">
              <text:p/>
            </draw:polygon>
            <draw:polygon draw:style-name="gr52" draw:text-style-name="P12" draw:layer="layout" svg:width="0.893cm" svg:height="0.652cm" svg:x="25.447cm" svg:y="12.461cm" svg:viewBox="0 0 894 653" draw:points="0,653 0,517 894,0 894,136">
              <text:p/>
            </draw:polygon>
            <draw:line draw:style-name="gr53" draw:text-style-name="P5" draw:layer="layout" svg:x1="24.741cm" svg:y1="11.999cm" svg:x2="25.823cm" svg:y2="12.624cm">
              <text:p/>
            </draw:line>
            <draw:line draw:style-name="gr54" draw:text-style-name="P5" draw:layer="layout" svg:x1="24.836cm" svg:y1="11.945cm" svg:x2="25.918cm" svg:y2="12.57cm">
              <text:p/>
            </draw:line>
            <draw:line draw:style-name="gr55" draw:text-style-name="P5" draw:layer="layout" svg:x1="24.93cm" svg:y1="11.89cm" svg:x2="26.012cm" svg:y2="12.515cm">
              <text:p/>
            </draw:line>
            <draw:line draw:style-name="gr56" draw:text-style-name="P5" draw:layer="layout" svg:x1="25.87cm" svg:y1="12.434cm" svg:x2="25.964cm" svg:y2="12.38cm">
              <text:p/>
            </draw:line>
            <draw:line draw:style-name="gr57" draw:text-style-name="P5" draw:layer="layout" svg:x1="25.776cm" svg:y1="12.38cm" svg:x2="25.87cm" svg:y2="12.326cm">
              <text:p/>
            </draw:line>
            <draw:line draw:style-name="gr58" draw:text-style-name="P5" draw:layer="layout" svg:x1="25.682cm" svg:y1="12.325cm" svg:x2="25.776cm" svg:y2="12.271cm">
              <text:p/>
            </draw:line>
            <draw:line draw:style-name="gr59" draw:text-style-name="P5" draw:layer="layout" svg:x1="25.729cm" svg:y1="12.461cm" svg:x2="25.823cm" svg:y2="12.407cm">
              <text:p/>
            </draw:line>
            <draw:line draw:style-name="gr60" draw:text-style-name="P5" draw:layer="layout" svg:x1="25.635cm" svg:y1="12.407cm" svg:x2="25.729cm" svg:y2="12.353cm">
              <text:p/>
            </draw:line>
            <draw:line draw:style-name="gr61" draw:text-style-name="P5" draw:layer="layout" svg:x1="25.541cm" svg:y1="12.352cm" svg:x2="25.635cm" svg:y2="12.298cm">
              <text:p/>
            </draw:line>
            <draw:line draw:style-name="gr62" draw:text-style-name="P5" draw:layer="layout" svg:x1="25.588cm" svg:y1="12.271cm" svg:x2="25.682cm" svg:y2="12.217cm">
              <text:p/>
            </draw:line>
            <draw:line draw:style-name="gr63" draw:text-style-name="P5" draw:layer="layout" svg:x1="25.447cm" svg:y1="12.298cm" svg:x2="25.541cm" svg:y2="12.244cm">
              <text:p/>
            </draw:line>
            <draw:line draw:style-name="gr64" draw:text-style-name="P5" draw:layer="layout" svg:x1="25.494cm" svg:y1="12.216cm" svg:x2="25.588cm" svg:y2="12.162cm">
              <text:p/>
            </draw:line>
            <draw:line draw:style-name="gr65" draw:text-style-name="P5" draw:layer="layout" svg:x1="25.4cm" svg:y1="12.162cm" svg:x2="25.494cm" svg:y2="12.108cm">
              <text:p/>
            </draw:line>
            <draw:line draw:style-name="gr66" draw:text-style-name="P5" draw:layer="layout" svg:x1="25.306cm" svg:y1="12.108cm" svg:x2="25.4cm" svg:y2="12.054cm">
              <text:p/>
            </draw:line>
            <draw:line draw:style-name="gr67" draw:text-style-name="P5" draw:layer="layout" svg:x1="25.353cm" svg:y1="12.244cm" svg:x2="25.447cm" svg:y2="12.19cm">
              <text:p/>
            </draw:line>
            <draw:line draw:style-name="gr68" draw:text-style-name="P5" draw:layer="layout" svg:x1="25.259cm" svg:y1="12.189cm" svg:x2="25.353cm" svg:y2="12.135cm">
              <text:p/>
            </draw:line>
            <draw:line draw:style-name="gr69" draw:text-style-name="P5" draw:layer="layout" svg:x1="25.165cm" svg:y1="12.135cm" svg:x2="25.259cm" svg:y2="12.081cm">
              <text:p/>
            </draw:line>
            <draw:line draw:style-name="gr70" draw:text-style-name="P5" draw:layer="layout" svg:x1="25.212cm" svg:y1="12.053cm" svg:x2="25.306cm" svg:y2="11.999cm">
              <text:p/>
            </draw:line>
            <draw:line draw:style-name="gr71" draw:text-style-name="P5" draw:layer="layout" svg:x1="25.071cm" svg:y1="12.08cm" svg:x2="25.165cm" svg:y2="12.026cm">
              <text:p/>
            </draw:line>
            <draw:line draw:style-name="gr72" draw:text-style-name="P5" draw:layer="layout" svg:x1="25.118cm" svg:y1="11.999cm" svg:x2="25.212cm" svg:y2="11.945cm">
              <text:p/>
            </draw:line>
            <draw:line draw:style-name="gr73" draw:text-style-name="P5" draw:layer="layout" svg:x1="25.024cm" svg:y1="11.944cm" svg:x2="25.118cm" svg:y2="11.89cm">
              <text:p/>
            </draw:line>
            <draw:line draw:style-name="gr74" draw:text-style-name="P5" draw:layer="layout" svg:x1="24.977cm" svg:y1="12.026cm" svg:x2="25.071cm" svg:y2="11.972cm">
              <text:p/>
            </draw:line>
            <draw:line draw:style-name="gr75" draw:text-style-name="P5" draw:layer="layout" svg:x1="25.588cm" svg:y1="12.488cm" svg:x2="25.682cm" svg:y2="12.434cm">
              <text:p/>
            </draw:line>
            <draw:line draw:style-name="gr76" draw:text-style-name="P5" draw:layer="layout" svg:x1="25.494cm" svg:y1="12.434cm" svg:x2="25.588cm" svg:y2="12.38cm">
              <text:p/>
            </draw:line>
            <draw:line draw:style-name="gr77" draw:text-style-name="P5" draw:layer="layout" svg:x1="25.4cm" svg:y1="12.38cm" svg:x2="25.494cm" svg:y2="12.326cm">
              <text:p/>
            </draw:line>
            <draw:line draw:style-name="gr78" draw:text-style-name="P5" draw:layer="layout" svg:x1="25.353cm" svg:y1="12.461cm" svg:x2="25.447cm" svg:y2="12.407cm">
              <text:p/>
            </draw:line>
            <draw:line draw:style-name="gr79" draw:text-style-name="P5" draw:layer="layout" svg:x1="25.259cm" svg:y1="12.407cm" svg:x2="25.353cm" svg:y2="12.353cm">
              <text:p/>
            </draw:line>
            <draw:line draw:style-name="gr80" draw:text-style-name="P5" draw:layer="layout" svg:x1="25.306cm" svg:y1="12.325cm" svg:x2="25.4cm" svg:y2="12.271cm">
              <text:p/>
            </draw:line>
            <draw:line draw:style-name="gr81" draw:text-style-name="P5" draw:layer="layout" svg:x1="25.212cm" svg:y1="12.271cm" svg:x2="25.306cm" svg:y2="12.217cm">
              <text:p/>
            </draw:line>
            <draw:line draw:style-name="gr82" draw:text-style-name="P5" draw:layer="layout" svg:x1="25.118cm" svg:y1="12.216cm" svg:x2="25.212cm" svg:y2="12.162cm">
              <text:p/>
            </draw:line>
            <draw:line draw:style-name="gr83" draw:text-style-name="P5" draw:layer="layout" svg:x1="25.024cm" svg:y1="12.162cm" svg:x2="25.118cm" svg:y2="12.108cm">
              <text:p/>
            </draw:line>
            <draw:line draw:style-name="gr84" draw:text-style-name="P5" draw:layer="layout" svg:x1="24.883cm" svg:y1="12.189cm" svg:x2="24.977cm" svg:y2="12.135cm">
              <text:p/>
            </draw:line>
            <draw:line draw:style-name="gr85" draw:text-style-name="P5" draw:layer="layout" svg:x1="24.93cm" svg:y1="12.108cm" svg:x2="25.024cm" svg:y2="12.054cm">
              <text:p/>
            </draw:line>
            <draw:line draw:style-name="gr86" draw:text-style-name="P5" draw:layer="layout" svg:x1="24.789cm" svg:y1="12.135cm" svg:x2="24.883cm" svg:y2="12.081cm">
              <text:p/>
            </draw:line>
            <draw:line draw:style-name="gr87" draw:text-style-name="P5" draw:layer="layout" svg:x1="25.541cm" svg:y1="12.57cm" svg:x2="25.635cm" svg:y2="12.516cm">
              <text:p/>
            </draw:line>
            <draw:line draw:style-name="gr88" draw:text-style-name="P5" draw:layer="layout" svg:x1="25.447cm" svg:y1="12.515cm" svg:x2="25.541cm" svg:y2="12.461cm">
              <text:p/>
            </draw:line>
            <draw:polygon draw:style-name="gr89" draw:text-style-name="P2" draw:layer="layout" svg:width="1.316cm" svg:height="0.896cm" svg:x="24.13cm" svg:y="12.217cm" svg:viewBox="0 0 1317 897" draw:points="0,136 0,0 1317,761 1317,897">
              <text:p/>
            </draw:polygon>
            <draw:polygon draw:style-name="gr90" draw:text-style-name="P5" draw:layer="layout" svg:width="2.257cm" svg:height="2.636cm" svg:x="24.13cm" svg:y="10.477cm" svg:viewBox="0 0 2258 2637" draw:points="941,0 2258,761 2258,1958 2211,1985 2211,2121 1317,2637 0,1876 0,1740 894,1224 894,27">
              <text:p/>
            </draw:polygon>
            <draw:polygon draw:style-name="gr91" draw:text-style-name="P13" draw:layer="layout" svg:width="0.563cm" svg:height="0.325cm" svg:x="24.694cm" svg:y="12.298cm" svg:viewBox="0 0 564 326" draw:points="0,136 235,0 564,190 329,326">
              <text:p/>
            </draw:polygon>
            <draw:line draw:style-name="gr92" draw:text-style-name="P5" draw:layer="layout" svg:x1="25.823cm" svg:y1="12.515cm" svg:x2="25.917cm" svg:y2="12.461cm">
              <text:p/>
            </draw:line>
            <draw:line draw:style-name="gr93" draw:text-style-name="P5" draw:layer="layout" svg:x1="25.682cm" svg:y1="12.543cm" svg:x2="25.776cm" svg:y2="12.489cm">
              <text:p/>
            </draw:line>
          </draw:g>
        </draw:g>
        <draw:connector draw:style-name="gr16" draw:text-style-name="P7" draw:layer="layout" svg:x1="24.13cm" svg:y1="7.271cm" svg:x2="22.002cm" svg:y2="3.81cm" draw:start-shape="id4" draw:start-glue-point="3" draw:end-shape="id2" draw:end-glue-point="2" svg:d="M24130 7271h-2128v-3461" svg:viewBox="0 0 2129 3462">
          <text:p/>
        </draw:connector>
        <draw:connector draw:style-name="gr16" draw:text-style-name="P7" draw:layer="layout" svg:x1="24.13cm" svg:y1="11.795cm" svg:x2="22.002cm" svg:y2="3.81cm" draw:start-shape="id5" draw:start-glue-point="3" draw:end-shape="id2" draw:end-glue-point="2" svg:d="M24130 11795h-2128v-7985" svg:viewBox="0 0 2129 7986">
          <text:p/>
        </draw:connector>
        <draw:g draw:style-name="gr1" xml:id="id3" draw:id="id3">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94" draw:text-style-name="P1" draw:layer="layout" svg:width="1.692cm" svg:height="1.031cm" svg:x="14.817cm" svg:y="2.778cm" svg:viewBox="0 0 1693 1032" svg:d="M0 1032c387 0 1693-397 1693-714 0-318-141-318-282-318 0 238-1411 714-1411 1032z">
            <text:p/>
          </draw:path>
          <draw:g draw:style-name="gr3">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95" draw:text-style-name="P3" draw:layer="layout" svg:width="1.41cm" svg:height="1.348cm" svg:x="14.817cm" svg:y="2.461cm" svg:viewBox="0 0 1411 1349" draw:points="0,1349 0,794 1411,0 1411,556">
              <text:p/>
            </draw:polygon>
            <draw:polygon draw:style-name="gr96" draw:text-style-name="P4" draw:layer="layout" svg:width="3.527cm" svg:height="1.983cm" svg:x="12.7cm" svg:y="1.27cm" svg:viewBox="0 0 3528 1984" draw:points="2117,1984 0,794 1411,0 3528,1191">
              <text:p/>
            </draw:polygon>
            <draw:polygon draw:style-name="gr97" draw:text-style-name="P2" draw:layer="layout" svg:width="2.116cm" svg:height="1.745cm" svg:x="12.7cm" svg:y="2.064cm" svg:viewBox="0 0 2117 1746" draw:points="0,556 0,0 2117,1191 2117,1746">
              <text:p/>
            </draw:polygon>
            <draw:polygon draw:style-name="gr98" draw:text-style-name="P5" draw:layer="layout" svg:width="3.527cm" svg:height="2.539cm" svg:x="12.7cm" svg:y="1.27cm" svg:viewBox="0 0 3528 2540" draw:points="0,1349 0,794 1411,0 3528,1191 3528,1746 2117,2540">
              <text:p/>
            </draw:polygon>
            <draw:polygon draw:style-name="gr99" draw:text-style-name="P14" draw:layer="layout" svg:width="0.14cm" svg:height="0.317cm" svg:x="14.393cm" svg:y="3.175cm" svg:viewBox="0 0 141 318" draw:points="0,238 0,0 141,79 141,318">
              <text:p/>
            </draw:polygon>
            <draw:polygon draw:style-name="gr100" draw:text-style-name="P6" draw:layer="layout" svg:width="0.14cm" svg:height="0.317cm" svg:x="14.111cm" svg:y="3.016cm" svg:viewBox="0 0 141 318" draw:points="0,238 0,0 141,79 141,318">
              <text:p/>
            </draw:polygon>
            <draw:line draw:style-name="gr101" draw:text-style-name="P15" draw:layer="layout" svg:x1="12.841cm" svg:y1="2.302cm" svg:x2="13.97cm" svg:y2="2.937cm">
              <text:p/>
            </draw:line>
            <draw:line draw:style-name="gr102" draw:text-style-name="P15" draw:layer="layout" svg:x1="12.841cm" svg:y1="2.381cm" svg:x2="13.97cm" svg:y2="3.016cm">
              <text:p/>
            </draw:line>
            <draw:line draw:style-name="gr103" draw:text-style-name="P15" draw:layer="layout" svg:x1="12.841cm" svg:y1="2.461cm" svg:x2="13.97cm" svg:y2="3.096cm">
              <text:p/>
            </draw:line>
            <draw:line draw:style-name="gr104" draw:text-style-name="P15" draw:layer="layout" svg:x1="12.841cm" svg:y1="2.54cm" svg:x2="13.97cm" svg:y2="3.175cm">
              <text:p/>
            </draw:line>
          </draw:g>
        </draw:g>
        <draw:connector draw:style-name="gr31" draw:text-style-name="P9" draw:layer="layout" draw:type="line" svg:x1="12.7cm" svg:y1="2.54cm" svg:x2="6.351cm" svg:y2="2.539cm" draw:start-shape="id3" draw:start-glue-point="3" draw:end-shape="id6" draw:end-glue-point="21" svg:d="M12700 2540l-6349-1" svg:viewBox="0 0 6350 2">
          <text:p/>
        </draw:connector>
        <draw:g draw:style-name="gr1" xml:id="id6" draw:id="id6">
          <draw:glue-point draw:id="4" svg:x="-2.142cm" svg:y="-5cm"/>
          <draw:glue-point draw:id="5" svg:x="4.143cm" svg:y="1.5cm"/>
          <draw:glue-point draw:id="6" svg:x="1.286cm" svg:y="5cm"/>
          <draw:glue-point draw:id="7" svg:x="-4.999cm" svg:y="-1.5cm"/>
          <draw:glue-point draw:id="8" svg:x="-2.427cm" svg:y="1.75cm"/>
          <draw:glue-point draw:id="9" svg:x="-4.427cm" svg:y="-0.75cm"/>
          <draw:glue-point draw:id="10" svg:x="-3.856cm" svg:y="-0.25cm"/>
          <draw:glue-point draw:id="11" svg:x="-3.284cm" svg:y="0.25cm"/>
          <draw:glue-point draw:id="12" svg:x="-2.713cm" svg:y="0.75cm"/>
          <draw:glue-point draw:id="13" svg:x="-2.142cm" svg:y="1.25cm"/>
          <draw:glue-point draw:id="14" svg:x="-1.57cm" svg:y="1.75cm"/>
          <draw:glue-point draw:id="15" svg:x="-0.999cm" svg:y="2.25cm"/>
          <draw:glue-point draw:id="16" svg:x="-0.427cm" svg:y="2.75cm"/>
          <draw:glue-point draw:id="17" svg:x="4.143cm" svg:y="0.5cm"/>
          <draw:glue-point draw:id="18" svg:x="1cm" svg:y="-2.25cm"/>
          <draw:glue-point draw:id="19" svg:x="-3.57cm" svg:y="-3.75cm"/>
          <draw:glue-point draw:id="20" svg:x="-4.999cm" svg:y="-2.5cm"/>
          <draw:glue-point draw:id="21" svg:x="-4.999cm" svg:y="-0.5cm"/>
          <draw:glue-point draw:id="22" svg:x="3cm" svg:y="3.5cm"/>
          <draw:path draw:style-name="gr105" draw:text-style-name="P1" draw:layer="layout" svg:width="1.298cm" svg:height="0.865cm" svg:x="8.549cm" svg:y="2.944cm" svg:viewBox="0 0 1299 866" svg:d="M0 866c274 0 1299-288 1299-519s-25-347-300-347c0 173-999 635-999 866z">
            <text:p/>
          </draw:path>
          <draw:g draw:style-name="gr3">
            <draw:polygon draw:style-name="gr106" draw:text-style-name="P2" draw:layer="layout" svg:width="2.197cm" svg:height="1.732cm" svg:x="6.35cm" svg:y="2.077cm" svg:viewBox="0 0 2198 1733" draw:points="0,462 0,0 2198,1271 2198,1733">
              <text:p/>
            </draw:polygon>
            <draw:polygon draw:style-name="gr107" draw:text-style-name="P3" draw:layer="layout" svg:width="0.998cm" svg:height="1.039cm" svg:x="8.549cm" svg:y="2.77cm" svg:viewBox="0 0 999 1040" draw:points="0,1040 0,578 999,0 999,462">
              <text:p/>
            </draw:polygon>
            <draw:polygon draw:style-name="gr108" draw:text-style-name="P4" draw:layer="layout" svg:width="3.197cm" svg:height="1.847cm" svg:x="6.35cm" svg:y="1.499cm" svg:viewBox="0 0 3198 1848" draw:points="2198,1848 0,578 999,0 3198,1271">
              <text:p/>
            </draw:polygon>
            <draw:polygon draw:style-name="gr109" draw:text-style-name="P6" draw:layer="layout" svg:width="0.199cm" svg:height="0.346cm" svg:x="8.249cm" svg:y="3.29cm" svg:viewBox="0 0 200 347" draw:points="0,231 0,0 200,116 200,347">
              <text:p/>
            </draw:polygon>
            <draw:polygon draw:style-name="gr110" draw:text-style-name="P5" draw:layer="layout" svg:width="3.197cm" svg:height="2.31cm" svg:x="6.35cm" svg:y="1.499cm" svg:viewBox="0 0 3198 2311" draw:points="0,1040 0,578 999,0 3198,1271 3198,1733 2198,2311">
              <text:p/>
            </draw:polygon>
            <draw:polygon draw:style-name="gr111" draw:text-style-name="P8" draw:layer="layout" svg:width="0.099cm" svg:height="0.172cm" svg:x="6.55cm" svg:y="2.366cm" svg:viewBox="0 0 100 173" draw:points="0,116 0,0 100,58 100,173">
              <text:p/>
            </draw:polygon>
            <draw:polygon draw:style-name="gr112" draw:text-style-name="P8" draw:layer="layout" svg:width="0.099cm" svg:height="0.172cm" svg:x="6.75cm" svg:y="2.481cm" svg:viewBox="0 0 100 173" draw:points="0,116 0,0 100,58 100,173">
              <text:p/>
            </draw:polygon>
            <draw:polygon draw:style-name="gr113" draw:text-style-name="P8" draw:layer="layout" svg:width="0.099cm" svg:height="0.172cm" svg:x="6.95cm" svg:y="2.597cm" svg:viewBox="0 0 100 173" draw:points="0,116 0,0 100,58 100,173">
              <text:p/>
            </draw:polygon>
            <draw:polygon draw:style-name="gr114" draw:text-style-name="P8" draw:layer="layout" svg:width="0.099cm" svg:height="0.172cm" svg:x="7.15cm" svg:y="2.713cm" svg:viewBox="0 0 100 173" draw:points="0,116 0,0 100,58 100,173">
              <text:p/>
            </draw:polygon>
            <draw:polygon draw:style-name="gr115" draw:text-style-name="P8" draw:layer="layout" svg:width="0.099cm" svg:height="0.172cm" svg:x="7.35cm" svg:y="2.828cm" svg:viewBox="0 0 100 173" draw:points="0,116 0,0 100,58 100,173">
              <text:p/>
            </draw:polygon>
            <draw:polygon draw:style-name="gr116" draw:text-style-name="P8" draw:layer="layout" svg:width="0.099cm" svg:height="0.172cm" svg:x="7.55cm" svg:y="2.944cm" svg:viewBox="0 0 100 173" draw:points="0,116 0,0 100,58 100,173">
              <text:p/>
            </draw:polygon>
            <draw:polygon draw:style-name="gr117" draw:text-style-name="P8" draw:layer="layout" svg:width="0.099cm" svg:height="0.172cm" svg:x="7.749cm" svg:y="3.059cm" svg:viewBox="0 0 100 173" draw:points="0,116 0,0 100,58 100,173">
              <text:p/>
            </draw:polygon>
            <draw:polygon draw:style-name="gr118" draw:text-style-name="P8" draw:layer="layout" svg:width="0.099cm" svg:height="0.172cm" svg:x="7.949cm" svg:y="3.175cm" svg:viewBox="0 0 100 173" draw:points="0,116 0,0 100,58 100,173">
              <text:p/>
            </draw:polygon>
          </draw:g>
        </draw:g>
        <draw:connector draw:style-name="gr31" draw:text-style-name="P9" draw:layer="layout" draw:type="line" svg:x1="6.351cm" svg:y1="2.539cm" svg:x2="1.937cm" svg:y2="2.525cm" draw:start-shape="id6" draw:start-glue-point="21" draw:end-shape="id7" draw:end-glue-point="39" svg:d="M6351 2539l-4414-14" svg:viewBox="0 0 4415 15">
          <text:p/>
        </draw:connector>
        <draw:custom-shape draw:style-name="gr119" draw:text-style-name="P17" xml:id="id7" draw:id="id7" draw:layer="layout" svg:width="2.825cm" svg:height="2.165cm" svg:x="1.937cm" svg:y="1.587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6"><text:span text:style-name="T1">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0" draw:text-style-name="P18" draw:layer="layout" svg:width="2.222cm" svg:height="1.076cm" svg:x="19.685cm" svg:y="4.004cm">
          <draw:text-box>
            <text:p><text:span text:style-name="T2">Hyper-V switch</text:span></text:p>
            <text:p><text:span text:style-name="T2">AD Lab Private</text:span></text:p>
            <text:p><text:span text:style-name="T2">172.16.1.0/24</text:span></text:p>
          </draw:text-box>
        </draw:frame>
        <draw:frame draw:style-name="gr120" draw:text-style-name="P18" draw:layer="layout" svg:width="2.222cm" svg:height="1.076cm" svg:x="24.13cm" svg:y="4.279cm">
          <draw:text-box>
            <text:p><text:span text:style-name="T2">Virtual machine</text:span></text:p>
            <text:p><text:span text:style-name="T2">dc.contoso.com</text:span></text:p>
            <text:p><text:span text:style-name="T2">172.16.1.2</text:span></text:p>
          </draw:text-box>
        </draw:frame>
        <draw:frame draw:style-name="gr120" draw:text-style-name="P18" draw:layer="layout" svg:width="2.857cm" svg:height="1.076cm" svg:x="24.13cm" svg:y="8.89cm">
          <draw:text-box>
            <text:p><text:span text:style-name="T2">Virtual machine</text:span></text:p>
            <text:p><text:span text:style-name="T2">server.contoso.com</text:span></text:p>
            <text:p><text:span text:style-name="T2">172.16.1.3</text:span></text:p>
          </draw:text-box>
        </draw:frame>
        <draw:frame draw:style-name="gr120" draw:text-style-name="P18" draw:layer="layout" svg:width="2.54cm" svg:height="1.076cm" svg:x="24.13cm" svg:y="13.335cm">
          <draw:text-box>
            <text:p><text:span text:style-name="T2">Virtual machine</text:span></text:p>
            <text:p><text:span text:style-name="T2">client.contoso.com</text:span></text:p>
            <text:p><text:span text:style-name="T2">DHCP</text:span></text:p>
          </draw:text-box>
        </draw:frame>
        <draw:frame draw:style-name="gr121" draw:text-style-name="P20" draw:layer="layout" svg:width="2.857cm" svg:height="1.351cm" svg:x="10.16cm" svg:y="2.54cm">
          <draw:text-box>
            <text:p text:style-name="P19"><text:span text:style-name="T2">router.contoso.com</text:span></text:p>
            <text:p text:style-name="P19"><text:span text:style-name="T2">eth0</text:span></text:p>
            <text:p text:style-name="P19"><text:span text:style-name="T2">DHCP</text:span></text:p>
          </draw:text-box>
        </draw:frame>
        <draw:frame draw:style-name="gr120" draw:text-style-name="P18" draw:layer="layout" svg:width="2.54cm" svg:height="1.076cm" svg:x="7.302cm" svg:y="4.127cm">
          <draw:text-box>
            <text:p><text:span text:style-name="T2">Hyper-v switch</text:span></text:p>
            <text:p><text:span text:style-name="T2">AD Lab External</text:span></text:p>
          </draw:text-box>
        </draw:frame>
        <draw:frame draw:style-name="gr120" draw:text-style-name="P22" draw:layer="layout" svg:width="3.492cm" svg:height="1.076cm" svg:x="16.51cm" svg:y="2.54cm">
          <draw:text-box>
            <text:p text:style-name="P21"><text:span text:style-name="T2">router.contoso.com</text:span></text:p>
            <text:p text:style-name="P21"><text:span text:style-name="T2">eth1</text:span></text:p>
            <text:p text:style-name="P21"><text:span text:style-name="T2">172.16.1.1</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 Narrow" svg:font-family="'Arial Narrow'" style:font-adornments="Bold Italic"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Light_20_Blue_20_Linear_20_L" draw:display-name="Light Blue Linear L" draw:style="linear" draw:start-color="#93d4f0" draw:end-color="#e9f6fc" draw:start-intensity="100%" draw:end-intensity="100%" draw:angle="180deg" draw:border="10%">
      <loext:gradient-stop svg:offset="0" loext:color-type="rgb" loext:color-value="#93d4f0"/>
      <loext:gradient-stop svg:offset="1" loext:color-type="rgb" loext:color-value="#e9f6fc"/>
    </draw:gradient>
    <draw:gradient draw:name="Light_20_Grey_20_Linear_20_L" draw:display-name="Light Grey Linear L" draw:style="linear" draw:start-color="#b3b3b3" draw:end-color="#e5e5e5" draw:start-intensity="100%" draw:end-intensity="100%" draw:angle="180deg" draw:border="10%">
      <loext:gradient-stop svg:offset="0" loext:color-type="rgb" loext:color-value="#b3b3b3"/>
      <loext:gradient-stop svg:offset="1" loext:color-type="rgb" loext:color-value="#e5e5e5"/>
    </draw:gradient>
    <draw:gradient draw:name="Light_20_Grey_20_Linear_20_T" draw:display-name="Light Grey Linear T" draw:style="linear" draw:start-color="#b3b3b3" draw:end-color="#e5e5e5" draw:start-intensity="100%" draw:end-intensity="100%" draw:angle="0deg" draw:border="10%">
      <loext:gradient-stop svg:offset="0" loext:color-type="rgb" loext:color-value="#b3b3b3"/>
      <loext:gradient-stop svg:offset="1" loext:color-type="rgb" loext:color-value="#e5e5e5"/>
    </draw:gradient>
    <draw:gradient draw:name="Light_20_Grey_20_Square_20_BR" draw:display-name="Light Grey Square BR" draw:style="square" draw:cx="30%" draw:cy="30%" draw:start-color="#b3b3b3" draw:end-color="#e5e5e5" draw:start-intensity="100%" draw:end-intensity="100%" draw:angle="0deg" draw:border="0%">
      <loext:gradient-stop svg:offset="0" loext:color-type="rgb" loext:color-value="#b3b3b3"/>
      <loext:gradient-stop svg:offset="1" loext:color-type="rgb" loext:color-value="#e5e5e5"/>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VRT_20_Dark_20_Axial_20_V" draw:display-name="VRT Dark Axial V" draw:style="axial" draw:start-color="#0073bc" draw:end-color="#004b80" draw:start-intensity="100%" draw:end-intensity="100%" draw:angle="0deg" draw:border="0%">
      <loext:gradient-stop svg:offset="0" loext:color-type="rgb" loext:color-value="#0073bc"/>
      <loext:gradient-stop svg:offset="1" loext:color-type="rgb" loext:color-value="#004b80"/>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1-27T10:19:19.522000000</meta:creation-date>
    <dc:date>2025-02-05T12:02:17.633000000</dc:date>
    <meta:editing-duration>PT17H1M20S</meta:editing-duration>
    <meta:editing-cycles>7</meta:editing-cycles>
    <meta:generator>LibreOffice/24.8.4.2$Windows_X86_64 LibreOffice_project/bb3cfa12c7b1bf994ecc5649a80400d06cd71002</meta:generator>
    <meta:document-statistic meta:object-count="140"/>
  </office:meta>
</office:document-meta>
</file>